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ResourceImpl.removeProperty( DavPropertyName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ResourceImpl.getVersionHisto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ersionResourceImpl.VersionResourceImpl( DavResourceLocator locator , DavResourceFactory factory , DavSession session , ResourceConfig config , Item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sionResourceImpl.getVersionHistory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ResourceImpl.label( LabelInfo labelInf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VersionResourceImpl.getMe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ResourceImpl.initProperti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VersionResourceImpl.alterProperties( DavPropertySet setProperties , DavPropertyNameSet removeProperty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ResourceImpl.removeMember( DavResource 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ResourceImpl.alterProperties( List chang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ResourceImpl.is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ResourceImpl.setProperty( DavProperty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ResourceImpl.initSupportedRepor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sionResourceImpl.addMember( DavResource member , InputContext inpu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